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P271" style:parent-style-name="Normal" style:family="paragraph">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P277" style:parent-style-name="Normal" style:family="paragraph">
      <style:text-properties style:font-name="Liberation SerifLiberation Seri" style:language-asian="es" style:country-asian="ES" style:language-complex="ar" style:country-complex="SA"/>
    </style:style>
    <style:style style:name="P278" style:parent-style-name="Normal" style:family="paragraph">
      <style:text-properties style:font-name="Liberation SerifLiberation Seri" style:language-asian="es" style:country-asian="ES" style:language-complex="ar" style:country-complex="SA"/>
    </style:style>
    <style:style style:name="P279" style:parent-style-name="Normal" style:family="paragraph">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P283" style:parent-style-name="Párrafodelista" style:list-style-name="LFO2" style:family="paragraph">
      <style:text-properties style:font-name="Liberation SerifLiberation Seri" style:language-asian="es" style:country-asian="ES" style:language-complex="ar" style:country-complex="SA"/>
    </style:style>
    <style:style style:name="P284" style:parent-style-name="Párrafodelista" style:list-style-name="LFO2" style:family="paragraph">
      <style:text-properties style:font-name="Liberation SerifLiberation Seri" style:language-asian="es" style:country-asian="ES" style:language-complex="ar" style:country-complex="SA"/>
    </style:style>
    <style:style style:name="P285" style:parent-style-name="Párrafodelista" style:list-style-name="LFO2" style:family="paragraph"/>
    <style:style style:name="T286" style:parent-style-name="Fuentedepárrafopredeter." style:family="text">
      <style:text-properties style:font-name="Liberation SerifLiberation Seri" style:language-asian="es" style:country-asian="ES" style:language-complex="ar" style:country-complex="SA"/>
    </style:style>
    <style:style style:name="T287" style:parent-style-name="Fuentedepárrafopredeter." style:family="text">
      <style:text-properties style:font-name="Arial" style:font-name-complex="Arial" style:language-asian="es" style:country-asian="ES" style:language-complex="ar" style:country-complex="SA"/>
    </style:style>
    <style:style style:name="T288" style:parent-style-name="Fuentedepárrafopredeter." style:family="text">
      <style:text-properties style:font-name="Liberation SerifLiberation Seri" style:language-asian="es" style:country-asian="ES" style:language-complex="ar" style:country-complex="SA"/>
    </style:style>
    <style:style style:name="P289" style:parent-style-name="Normal" style:family="paragraph">
      <style:text-properties style:font-name="Liberation SerifLiberation Seri" style:language-asian="es" style:country-asian="ES" style:language-complex="ar" style:country-complex="SA"/>
    </style:style>
    <style:style style:name="P290" style:parent-style-name="Normal" style:family="paragraph">
      <style:text-properties style:font-name="Liberation SerifLiberation Seri" style:language-asian="es" style:country-asian="ES" style:language-complex="ar" style:country-complex="SA"/>
    </style:style>
    <style:style style:name="P291" style:parent-style-name="Normal" style:family="paragraph">
      <style:text-properties style:font-name="Liberation SerifLiberation Seri" style:language-asian="es" style:country-asian="ES" style:language-complex="ar" style:country-complex="SA"/>
    </style:style>
    <style:style style:name="P292" style:parent-style-name="Normal" style:family="paragraph">
      <style:text-properties style:font-name="Liberation SerifLiberation Seri" style:language-asian="es" style:country-asian="ES" style:language-complex="ar" style:country-complex="SA"/>
    </style:style>
    <style:style style:name="P293" style:parent-style-name="Normal" style:family="paragraph">
      <style:text-properties style:font-name="Liberation SerifLiberation Seri" style:language-asian="es" style:country-asian="ES" style:language-complex="ar" style:country-complex="SA"/>
    </style:style>
    <style:style style:name="P294" style:parent-style-name="Normal" style:family="paragraph">
      <style:text-properties style:font-name="Liberation SerifLiberation Seri" style:language-asian="es" style:country-asian="ES" style:language-complex="ar" style:country-complex="SA"/>
    </style:style>
    <style:style style:name="P295" style:parent-style-name="Normal" style:family="paragraph">
      <style:text-properties style:font-name="Liberation SerifLiberation Seri" style:language-asian="es" style:country-asian="ES" style:language-complex="ar" style:country-complex="SA"/>
    </style:style>
    <style:style style:name="P296" style:parent-style-name="Normal" style:family="paragraph">
      <style:text-properties style:font-name="Liberation SerifLiberation Seri" style:language-asian="es" style:country-asian="ES" style:language-complex="ar" style:country-complex="SA"/>
    </style:style>
    <style:style style:name="P297" style:parent-style-name="Normal" style:family="paragraph">
      <style:text-properties style:font-name="Liberation SerifLiberation Seri" style:language-asian="es" style:country-asian="ES" style:language-complex="ar" style:country-complex="SA"/>
    </style:style>
    <style:style style:name="P298" style:parent-style-name="Normal" style:family="paragraph">
      <style:text-properties style:font-name="Liberation SerifLiberation Seri" style:language-asian="es" style:country-asian="ES" style:language-complex="ar" style:country-complex="SA"/>
    </style:style>
    <style:style style:name="T299" style:parent-style-name="Fuentedepárrafopredeter." style:family="text">
      <style:text-properties style:language-asian="es" style:country-asian="ES" style:language-complex="ar" style:country-complex="SA"/>
    </style:style>
    <style:style style:name="P300" style:parent-style-name="Normal" style:family="paragraph">
      <style:text-properties style:language-asian="es" style:country-asian="ES" style:language-complex="ar" style:country-complex="SA"/>
    </style:style>
    <style:style style:name="P301" style:parent-style-name="Normal" style:family="paragraph">
      <style:text-properties style:language-asian="es" style:country-asian="ES" style:language-complex="ar" style:country-complex="SA"/>
    </style:style>
    <style:style style:name="P302" style:parent-style-name="Normal" style:family="paragraph">
      <style:text-properties style:language-asian="es" style:country-asian="ES" style:language-complex="ar" style:country-complex="SA"/>
    </style:style>
    <style:style style:name="P303" style:parent-style-name="Normal" style:family="paragraph">
      <style:text-properties style:language-asian="es" style:country-asian="ES" style:language-complex="ar" style:country-complex="SA"/>
    </style:style>
    <style:style style:name="P304" style:parent-style-name="Normal" style:family="paragraph">
      <style:text-properties style:language-asian="es" style:country-asian="ES" style:language-complex="ar" style:country-complex="SA"/>
    </style:style>
    <style:style style:name="P305" style:parent-style-name="Normal" style:family="paragraph">
      <style:text-properties style:language-asian="es" style:country-asian="ES" style:language-complex="ar" style:country-complex="SA"/>
    </style:style>
    <style:style style:name="P306" style:parent-style-name="Normal" style:family="paragraph">
      <style:text-properties style:language-asian="es" style:country-asian="ES" style:language-complex="ar" style:country-complex="SA"/>
    </style:style>
    <style:style style:name="P307"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08"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09"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0"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1" style:parent-style-name="Normal" style:family="paragraph">
      <style:text-properties style:font-name="Liberation SerifLiberation Seri" style:language-asian="es" style:country-asian="ES" style:language-complex="ar" style:country-complex="SA"/>
    </style:style>
    <style:style style:name="P312"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3" style:parent-style-name="Normal" style:family="paragraph">
      <style:text-properties style:font-name="Liberation SerifLiberation Seri" style:language-asian="es" style:country-asian="ES" style:language-complex="ar" style:country-complex="SA"/>
    </style:style>
    <style:style style:name="T314"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1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16" style:parent-style-name="Standard" style:family="paragraph">
      <style:paragraph-properties>
        <style:tab-stops>
          <style:tab-stop style:type="left" style:position="0in"/>
        </style:tab-stops>
      </style:paragraph-properties>
    </style:style>
    <style:style style:name="T317" style:parent-style-name="Fuentedepárrafopredeter." style:family="text">
      <style:text-properties style:font-name="Liberation SerifLiberation Seri" style:language-asian="es" style:country-asian="ES" style:language-complex="ar" style:country-complex="SA"/>
    </style:style>
    <style:style style:name="T318"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19" style:parent-style-name="Standard" style:family="paragraph">
      <style:text-properties style:font-name="Liberation SerifLiberation Seri" style:language-asian="es" style:country-asian="ES" style:language-complex="ar" style:country-complex="SA"/>
    </style:style>
    <style:style style:name="T320" style:parent-style-name="Fuentedepárrafopredeter." style:family="text">
      <style:text-properties style:font-name="Liberation SerifLiberation Seri" style:language-asian="es" style:country-asian="ES" style:language-complex="ar" style:country-complex="SA"/>
    </style:style>
    <style:style style:name="T321"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22" style:parent-style-name="Standard" style:family="paragraph">
      <style:text-properties style:font-name="Liberation SerifLiberation Seri" style:language-asian="es" style:country-asian="ES" style:language-complex="ar" style:country-complex="SA"/>
    </style:style>
    <style:style style:name="T323"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24" style:parent-style-name="Fuentedepárrafopredeter." style:family="text">
      <style:text-properties style:font-name="Liberation SerifLiberation Seri" style:language-asian="es" style:country-asian="ES" style:language-complex="ar" style:country-complex="SA"/>
    </style:style>
    <style:style style:name="P325" style:parent-style-name="Standard" style:family="paragraph">
      <style:text-properties style:font-name="Liberation SerifLiberation Seri" style:language-asian="es" style:country-asian="ES" style:language-complex="ar" style:country-complex="SA"/>
    </style:style>
    <style:style style:name="P326" style:parent-style-name="Standard" style:family="paragraph">
      <style:text-properties style:font-name="Liberation SerifLiberation Seri" fo:font-weight="bold" style:font-weight-asian="bold" style:font-weight-complex="bold" style:language-asian="es" style:country-asian="ES" style:language-complex="ar" style:country-complex="SA"/>
    </style:style>
    <style:style style:name="T327"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28"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29"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30"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31" style:parent-style-name="Standard" style:family="paragraph">
      <style:text-properties style:font-name="Liberation SerifLiberation Seri" style:language-asian="es" style:country-asian="ES" style:language-complex="ar" style:country-complex="SA"/>
    </style:style>
    <style:style style:name="P332" style:parent-style-name="Standard" style:family="paragraph">
      <style:text-properties style:font-name="Liberation SerifLiberation Seri" style:language-asian="es" style:country-asian="ES" style:language-complex="ar" style:country-complex="SA"/>
    </style:style>
    <style:style style:name="P333" style:parent-style-name="Standard" style:family="paragraph">
      <style:text-properties style:font-name="Liberation SerifLiberation Seri" style:language-asian="es" style:country-asian="ES" style:language-complex="ar" style:country-complex="SA"/>
    </style:style>
    <style:style style:name="T334" style:parent-style-name="Fuentedepárrafopredeter." style:family="text">
      <style:text-properties style:font-name="Liberation SerifLiberation Seri" style:language-asian="es" style:country-asian="ES" style:language-complex="ar" style:country-complex="SA"/>
    </style:style>
    <style:style style:name="T335" style:parent-style-name="Fuentedepárrafopredeter." style:family="text">
      <style:text-properties style:font-name="Liberation SerifLiberation Seri" style:language-asian="es" style:country-asian="ES" style:language-complex="ar" style:country-complex="SA"/>
    </style:style>
    <style:style style:name="P3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37"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3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2"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4"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6"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8"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0"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52"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53" style:parent-style-name="Párrafodelista" style:family="paragraph">
      <style:paragraph-properties fo:margin-left="0in">
        <style:tab-stops/>
      </style:paragraph-properties>
      <style:text-properties fo:color="#000000"/>
    </style:style>
    <style:style style:name="P354" style:parent-style-name="Standard" style:family="paragraph">
      <style:paragraph-properties fo:text-align="center"/>
      <style:text-properties style:font-name="Arial" style:font-name-complex="Arial" fo:font-size="16pt" style:font-size-asian="16pt" style:font-size-complex="16pt" style:text-underline-type="single" style:text-underline-style="solid" style:text-underline-width="auto" style:text-underline-mode="continuous"/>
    </style:style>
    <style:style style:name="P355" style:parent-style-name="Standard" style:family="paragraph">
      <style:paragraph-properties fo:text-align="center"/>
      <style:text-properties style:font-name="Arial" style:font-name-complex="Arial" fo:font-size="16pt" style:font-size-asian="16pt" style:font-size-complex="16pt" style:text-underline-type="single" style:text-underline-style="solid" style:text-underline-width="auto" style:text-underline-mode="continuous"/>
    </style:style>
    <style:style style:name="P356" style:parent-style-name="Standard" style:family="paragraph">
      <style:text-properties style:font-name="Arial" style:font-name-complex="Arial"/>
    </style:style>
    <style:style style:name="P357" style:parent-style-name="Normal" style:family="paragraph">
      <style:paragraph-properties fo:break-before="page" fo:text-align="center"/>
      <style:text-properties fo:hyphenate="true"/>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 Además se ha creado “vector_mascara_def” genérico según el número de bandas a identificar.</text:span></text:p>
      <text:p text:style-name="P271">- Se han arreglado varias cosas de la función “fase_aprendizaje()”.</text:p>
      <text:soft-page-break/>
      <text:p text:style-name="P272">11/04/23</text:p>
      <text:p text:style-name="P273">- Se ha terminado de arreglar todas las cosas con la nueva estructura del programa. Por ahora está todo correcto, habrá que probar con varios datasets para verificar que no aparece nada raro.</text:p>
      <text:p text:style-name="P274">- Arreglado un fallo que había en la función “bandas_artitificales()”.</text:p>
      <text:p text:style-name="P275">- Se han puesto todos los vectores creados de manera genérica según el número de bandas o la longitud de alguna variable ya obtenida.</text:p>
      <text:p text:style-name="P276"/>
      <text:p text:style-name="P277">12/04/23</text:p>
      <text:p text:style-name="P278">- Enviado correo a Miguel Ángel con todo lo que hace el programa ahora mismo.<text:s/></text:p>
      <text:p text:style-name="P279">- También se ha cambiado una pequeña cosilla que tenía un IF dentro de otro y ahora se ha puesto con una and en uno solo.<text:s/></text:p>
      <text:p text:style-name="P280"/>
      <text:p text:style-name="P281">13/04/23</text:p>
      <text:p text:style-name="P282">- Recibido correo de Miguel Ángel, dice que la fase de aprendizaje mejora mucho el trabajo y que es hora de empezar a hacer la memoria. Aun así, le he comentado que me gustaría añadir tres cosas más al programa y dice que le parece bien:</text:p>
      <text:list text:style-name="LFO2" text:continue-numbering="true">
        <text:list-item>
          <text:p text:style-name="P283">Librería de openCV para obtener el código de los códigos de barras.</text:p>
        </text:list-item>
        <text:list-item>
          <text:p text:style-name="P284">Quitar reflejo de la luz antes de calcular gradientes en las imágenes con zoom.</text:p>
        </text:list-item>
        <text:list-item>
          <text:p text:style-name="P285"><text:span text:style-name="T286">Obtener las coordenadas reales de los códigos de barras sabiendo la posición del robot y que la cámara es 3D<text:s/></text:span><text:span text:style-name="T287">→</text:span><text:span text:style-name="T288"><text:s/>no solo da (x,y) sino que también da la profundidad (componente z).</text:span></text:p>
        </text:list-item>
      </text:list>
      <text:p text:style-name="P289">17/04/23</text:p>
      <text:p text:style-name="P290">- Se ha metido el detector de openCV en “barcode.py” para obtener la decodificación de los códigos de barra. Detecta los códigos y da las coordenadas de las esquinas más o menos bien, pero no es capaz de decodificar el código, quizás son pequeños para esa función y habría que hacer más zoom.</text:p>
      <text:p text:style-name="P291"/>
      <text:p text:style-name="P292">18/04/23</text:p>
      <text:p text:style-name="P293">- Se ha usado la función “inpaint” en “líneas.py” en la función “calcula_banda()” para ver si se lograba eliminar los reflejos de la luz sobre los códigos de barras, pero no ha funcionado bien. Se ha preguntado en StackOverflow.</text:p>
      <text:p text:style-name="P294"/>
      <text:p text:style-name="P295">01/05/23</text:p>
      <text:p text:style-name="P296">- Se ha pasado el suavizado gaussiano justo antes de calcular los gradientes y no después.</text:p>
      <text:p text:style-name="P297">- Se ha ajustado un poco el tamaño de los kernels para que siga funcionando bien la detección de los códigos de barras por gradientes.</text:p>
      <text:p text:style-name="P298"/>
      <text:p text:style-name="Normal">02/05/23</text:p>
      <text:p text:style-name="Normal">- Se ha obtenido el área de los parches blancos de la imagen “dilate” usando “<text:span text:style-name="T299">cv2.connectedComponentsWithStats()”. Con esa información se ha creado una máscara que solo deja los parches con un número de píxeles superior a un cierto umbral, de esta manera los códigos que les esté dando el reflejo de la luz, tendrán un número de píxeles inferior que los códigos de barras que no tienen reflejo de la luz y así se filtrarán los parches. Además, con esta funcionalidad nos ahorramos tener que intentar suavizar/eliminar el efecto del reflejo de la luz sobre las bandas de plástico que hay encima de los códigos de barras.</text:span></text:p>
      <text:p text:style-name="P300"/>
      <text:p text:style-name="P301">03/05/23</text:p>
      <text:p text:style-name="P302">- El número de bandas se introduce ahora por la línea de comandos. Corresponde con “sys.argv[1]”.</text:p>
      <text:p text:style-name="P303"/>
      <text:p text:style-name="P304">11/05/23</text:p>
      <text:p text:style-name="P305">- Se configuran los parámetros de separación de píxeles para unir líneas, formar parejas, distancia para eliminar dos parejas muy juntas con la función<text:s/></text:p>
      <text:p text:style-name="P306"/>
      <text:p text:style-name="P307"/>
      <text:soft-page-break/>
      <text:p text:style-name="P308">HACER QUE EL NÚMERO DE BANDAS SE INTRODUZCA POR EL TERMINAL O INCLUSO QUE LEA DEL PATH EL NOMBRE Y SEPA CUANTAS SON.</text:p>
      <text:p text:style-name="P309"/>
      <text:p text:style-name="P310">CREAR FUNCIÓN “CONFIGURACION_NUMERO_BANDAS()” PARA DAR VALOR A LAS VARIABLES DE LA TABLA SEGÚN EL NÚMERO DE BANDAS A DETECTAR.</text:p>
      <text:p text:style-name="P311"/>
      <text:p text:style-name="P312">ARREGLAR PROBLEMA EN FUNCIÓN “FASE_APRENDIZAJE()” CON “VECTOR_LIMITES_INFERIORES_DEF”, PARECE QUE RESERVA MÁS ESPACIO QUE CON EL MISMO VECTOR EN LA FUNCION “EMPAREJAMIENTO_LINEAS()”.</text:p>
      <text:p text:style-name="P313"/>
      <text:p text:style-name="Normal"><text:span text:style-name="T314">CREAR “VECTOR_MASCARA_DEF” GENÉRICO SEGÚN EL NÚMERO DE BANDAS EN LA FUNCIÓN “FASE_APRENDIZAJE()”</text:span></text:p>
      <text:p text:style-name="P315"/>
      <text:p text:style-name="P316"><text:span text:style-name="T317">HACER UN MATCH ENTRE EL CENTRO DEL CÓDIGO DE BARRAS EN LAS IMÁGENES CON ZOOM Y LA IMAGEN SIN ZOOM PARA SABER LAS COORDENADAS REALES DEL PUNTO. MIRAR CÓMO SE HIZO EN AMPLI DE ROBÓTICA.<text:s/></text:span><text:span text:style-name="T318">LO QUE SE HARÁ ES ASIGNAR LA POSICIÓN DEL ROBOT A ESE CÓDIGO DETECTADO, YA QUE NO NECESITAMOS SABER LA POSICIÓN EXACTA DEL CÓDIGO SINO A DÓNDE DEBE IR EL ROBOT PARA QUE EL CLIENTE PUEDA COGER ESE PRODCUTO (NOSOTROS AL PLANIFICADOR LE PASAMOS EL PUNTO DONDE DEBE IR EL ROBOT, NO LA POSICIÓN DEL CÓDIGO DE BARRAS)</text:span></text:p>
      <text:p text:style-name="P319"/>
      <text:p text:style-name="Standard"><text:span text:style-name="T320">PROBAR A QUITAR LOS REFLEJOS EN LOS CÓDIGOS DE BARRAS.<text:s/></text:span><text:span text:style-name="T321">EN VEZ DE HACER ESTO, SE ESTABLECERÁ UN UMBRAL DE PÍXELES CON EL QUE NOS ASEGURAREMOS DE QUE SOLO SE GUARDEN LAS MANCHAS DE PÍXELES A NIVEL ALTO CON UN ÁREA SUPERIOR A UN DETERMINADO NÚMERO DE PÍXELES. ASÍ TENEMOS LA SEGURIDAD DE QUE LO QUE SE HA DETECTADO ES UN CÓDIGO DE BARRAS Y NO LETRAS O NÚMEROS DE LA ETIQUETA.</text:span></text:p>
      <text:p text:style-name="P322"/>
      <text:p text:style-name="Standard"><text:span text:style-name="T323">METER EN UNA FUNCIÓN LA PARTE DE DIVIDIR LA IMAGEN EN FRANJAS Y HACER HOUGH POR FRANJAS.<text:s/></text:span><text:span text:style-name="T324">MIRAR SI SE PUEDE HACER UN POCO MÁS EFICIENTE LA FUNCIÓN Y ASÍ EVITAR REPERTIR CÓDIGO TANTAS VECES.</text:span></text:p>
      <text:p text:style-name="P325"/>
      <text:p text:style-name="P326">INTRODUCIR FASE DE APRENDIZAJE EN EL CÓDIGO.</text:p>
      <text:p text:style-name="Standard"><text:span text:style-name="T327">IDEA 1</text:span><text:span text:style-name="T328">: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329">IDEA 2</text:span><text:span text:style-name="T330">: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331"/>
      <text:p text:style-name="P332">SACAR FOTOS DE TODAS LAS ETAPAS DEL ALGORITMO (HOUGH, EMPAREJAMIENTO, RELLENO, BANDAS ARTIFICIALES, ELIMINACIÓN DE BANDAS…)</text:p>
      <text:p text:style-name="P333"/>
      <text:p text:style-name="Standard"><text:span text:style-name="T334">MIRAR SI PONER UNA CONDICIÓN CUANDO EMPAREJEMOS LAS LÍNEAS PARA EVITAR QUE SE FORMEN PAREJAS EN PRODUCTOS: TIPO QUE TENGA QUE ESTAR A<text:s/></text:span><text:soft-page-break/><text:span text:style-name="T335">UNA DISTANCIA DETERMINADA RESPECTO A LA ÚLTIMA PAREJA FORMADA PARA PODER FORMAR LA ACTUAL.</text:span></text:p>
      <text:p text:style-name="P336"/>
      <text:p text:style-name="Standard"><text:span text:style-name="T337">PROBAR A HACER HOUGH A PARTES DE LA IMAGEN, POR EJEMPLO HACER CUATRO HOUGHs, CALCULANDO HOUGH SOLO DE UN CUARTO DE LA IMAGEN.<text:s/></text:span></text:p>
      <text:p text:style-name="P338"/>
      <text:p text:style-name="P339">MIRAR LO DE AÑADIR LOS 20 PÍXELES POR ARRIBA Y POR ABAJO, REVISAR QUE SOLO SE HAGA EN LAS PAREJAS DIRECTAMENTE DETECTADAS Y QUE TAMBIÉN SE USE LOS DATOS DE LAS PAREJAS SIN ESE ENSANCHE PARA HACER LOS CÁLCULOS</text:p>
      <text:p text:style-name="P340"/>
      <text:p text:style-name="P341">SE DEBE DE HACER UN ALGORITMO ITERATIVO DE TAL MANERA QUE SI POR EJEMPLO FORMAMOS UNA PAREJA EN LOS PRODUCTOS, EL ALGORITMO RECONOZCA DE ALGUNA MANERA QUE ESA PAREJA ESTÁ MAL PARA DESECHARLA Y BUSCAR OTRA</text:p>
      <text:p text:style-name="P342">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43"/>
      <text:p text:style-name="P344">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45"/>
      <text:p text:style-name="P346">MIRAR CÓMO HACER EL RELLENO DE LÍNEAS SUELTAS HACIA EL LADO CORRECTO</text:p>
      <text:p text:style-name="P347"/>
      <text:p text:style-name="P348">MIRAR SI EN VEZ DE CREAR LAS BANDAS HORIZONTALES SOLO USANDO LAS ALTURAS, USAR MEJOR LAS LÍNEAS DETECTADAS CON SU INCLINACIÓN INCLUÍDA (SI LA TIENEN)</text:p>
      <text:p text:style-name="P349"/>
      <text:p text:style-name="P350">EN VEZ DE HACER UN CÓDIGO TAN LARGO, HACER FUNCIONES E IMPORTARLAS COMO EN AMPLI DE ROBÓTICA</text:p>
      <text:p text:style-name="P351"/>
      <text:p text:style-name="Standard"><text:span text:style-name="T352">pip install opencv-contrib-python</text:span></text:p>
      <text:p text:style-name="Standard"/>
      <text:p text:style-name="Standard"/>
      <text:p text:style-name="Standard"/>
      <text:p text:style-name="P353">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soft-page-break/>
      <text:p text:style-name="P354">Dudas sobre la memoria del TFG</text:p>
      <text:p text:style-name="P355"/>
      <text:p text:style-name="P356">- Cómo referenciar un capítulo del TFG de Pedro<text:s/></text:p>
      <text:p text:style-name="P357"/>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Droid Sans Fallback"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5-17T11:34:00Z</dc:date>
    <meta:template xlink:href="Normal.dotm" xlink:type="simple"/>
    <meta:editing-cycles>209</meta:editing-cycles>
    <meta:editing-duration>PT593220S</meta:editing-duration>
    <meta:document-statistic meta:page-count="15" meta:paragraph-count="70" meta:word-count="5441" meta:character-count="35302" meta:row-count="249" meta:non-whitespace-character-count="29931"/>
  </office:meta>
</office:document-meta>
</file>